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f02d" officeooo:paragraph-rsid="0008f02d"/>
    </style:style>
    <style:style style:name="P2" style:family="paragraph" style:parent-style-name="Standard">
      <style:text-properties officeooo:rsid="000a9495" officeooo:paragraph-rsid="000a9495"/>
    </style:style>
    <style:style style:name="P3" style:family="paragraph" style:parent-style-name="Standard">
      <style:text-properties officeooo:rsid="000ba556" officeooo:paragraph-rsid="000ba556"/>
    </style:style>
    <style:style style:name="T1" style:family="text">
      <style:text-properties officeooo:rsid="000aa63c"/>
    </style:style>
    <style:style style:name="T2" style:family="text">
      <style:text-properties officeooo:rsid="000bbf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A150022 Tutorial 10</text:p>
      <text:p text:style-name="Text_20_body">1. Describe the Kohonen’s SOM algorithm.[5 marks]</text:p>
      <text:p text:style-name="P1">Select random input → Selecting a random input from all of the possible input.</text:p>
      <text:p text:style-name="P1">Compute winner neuron → Find the nearest neuron to the selected input in the map.</text:p>
      <text:p text:style-name="P1">Update neurons → Update the neurons base on the relative distance of the the neuron and the winner neuron</text:p>
      <text:p text:style-name="P1">Repeat for all input data → Repeat the 3 steps for all input data</text:p>
      <text:p text:style-name="P1">Classify input data → Classify the input data into groups so that a neuron represent a group</text:p>
      <text:p text:style-name="P1"/>
      <text:p text:style-name="Text_20_body">2. The Malaysian national flag consists of 4 colors and many shapes. Each region of a specific color can be considered as a segment. Is SOM suitable for identification of each segments in the flag? How should we format the input data for SOM processing? Provide your assumptions. [5 marks]</text:p>
      <text:p text:style-name="P2">SOM <text:span text:style-name="T1">can be used.</text:span></text:p>
      <text:p text:style-name="P3">SOM can learn to find pattern on its own based on input.</text:p>
      <text:p text:style-name="P3">Format the input data into pixel by pixel.</text:p>
      <text:p text:style-name="P3">Each pixel has a specific value that represent color.</text:p>
      <text:p text:style-name="P3">By feeding SOM the input that way, <text:span text:style-name="T2">SOM will be able to mimic the input d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9:10:31.539449403</meta:creation-date>
    <dc:date>2018-04-23T20:18:24.795827995</dc:date>
    <meta:editing-duration>PT5M28S</meta:editing-duration>
    <meta:editing-cycles>1</meta:editing-cycles>
    <meta:document-statistic meta:table-count="0" meta:image-count="0" meta:object-count="0" meta:page-count="1" meta:paragraph-count="13" meta:word-count="188" meta:character-count="1023" meta:non-whitespace-character-count="848"/>
    <meta:generator>LibreOffice/5.1.6.2$Linux_X86_64 LibreOffice_project/10m0$Build-2</meta:generator>
  </office:meta>
</office:document-meta>
</file>